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9000001E02D343E5716908783.png" manifest:media-type="image/png"/>
  <manifest:file-entry manifest:full-path="Pictures/100000010000043F0000020895BC9446E4BC7AEA.png" manifest:media-type="image/png"/>
  <manifest:file-entry manifest:full-path="Pictures/1000000100000865000001AABB874ABF626019AD.png" manifest:media-type="image/png"/>
  <manifest:file-entry manifest:full-path="Pictures/10000001000004CC00000256F3561EE6F8E62BF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68a31" officeooo:paragraph-rsid="00168a31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68a31" officeooo:paragraph-rsid="00168a31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185528" officeooo:paragraph-rsid="00185528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1a326f" officeooo:paragraph-rsid="001a326f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1d2bb9" officeooo:paragraph-rsid="001d2bb9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168a31" officeooo:paragraph-rsid="00168a31" fo:background-color="#ffff00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weight="bold" officeooo:rsid="00185528" officeooo:paragraph-rsid="00185528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SQL ASSIGNMENT <text:s/>- 8</text:p>
      <text:p text:style-name="P1"/>
      <text:p text:style-name="P1"/>
      <text:p text:style-name="P2">1)</text:p>
      <text:p text:style-name="P2"/>
      <text:p text:style-name="P2"><draw:frame draw:style-name="fr1" draw:name="Image1" text:anchor-type="char" svg:width="16.434cm" svg:height="8.278cm" draw:z-index="0"><draw:image xlink:href="Pictures/10000001000004CC00000256F3561EE6F8E62BFC.png" xlink:type="simple" xlink:show="embed" xlink:actuate="onLoad" draw:mime-type="image/png"/></draw:frame><text:s text:c="125"/></text:p>
      <text:p text:style-name="P2"/>
      <text:p text:style-name="P3">2)</text:p>
      <text:p text:style-name="P3"/>
      <text:p text:style-name="P3"/>
      <text:p text:style-name="P3"><draw:frame draw:style-name="fr1" draw:name="Image2" text:anchor-type="char" svg:width="17cm" svg:height="5.221cm" draw:z-index="3"><draw:image xlink:href="Pictures/1000000100000865000001AABB874ABF626019AD.png" xlink:type="simple" xlink:show="embed" xlink:actuate="onLoad" draw:mime-type="image/png"/></draw:frame></text:p>
      <text:p text:style-name="P3"><text:s text:c="130"/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4">3)</text:p>
      <text:p text:style-name="P4"/>
      <text:p text:style-name="P4"><text:s/><draw:frame draw:style-name="fr2" draw:name="Image3" text:anchor-type="char" svg:width="17cm" svg:height="8.132cm" draw:z-index="1"><draw:image xlink:href="Pictures/100000010000043F0000020895BC9446E4BC7AEA.png" xlink:type="simple" xlink:show="embed" xlink:actuate="onLoad" draw:mime-type="image/png"/></draw:frame><text:s text:c="130"/></text:p>
      <text:p text:style-name="P4"/>
      <text:p text:style-name="P5">4)</text:p>
      <text:p text:style-name="P5"/>
      <text:p text:style-name="P5"><text:s/><draw:frame draw:style-name="fr1" draw:name="Image4" text:anchor-type="char" svg:width="16.755cm" svg:height="8.421cm" draw:z-index="2"><draw:image xlink:href="Pictures/10000001000003C9000001E02D343E5716908783.png" xlink:type="simple" xlink:show="embed" xlink:actuate="onLoad" draw:mime-type="image/png"/></draw:frame><text:s text:c="12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2T14:53:16.092020071</meta:creation-date>
    <dc:date>2024-03-14T00:52:31.945478188</dc:date>
    <meta:editing-duration>PT37M</meta:editing-duration>
    <meta:editing-cycles>5</meta:editing-cycles>
    <meta:generator>LibreOffice/7.3.7.2$Linux_X86_64 LibreOffice_project/30$Build-2</meta:generator>
    <meta:document-statistic meta:table-count="0" meta:image-count="4" meta:object-count="0" meta:page-count="2" meta:paragraph-count="9" meta:word-count="8" meta:character-count="537" meta:non-whitespace-character-count="23"/>
  </office:meta>
</office:document-meta>
</file>